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ítulo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Título"/>
      <text:p text:style-name="Título"/>
      <text:p text:style-name="Título"/>
      <text:p text:style-name="Título"/>
      <text:p text:style-name="Título"/>
      <text:p text:style-name="Título">A3 Compiladores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ítulo1" text:outline-level="1">Gramática</text:h>
      <text:p text:style-name="Textbody"/>
      <text:p text:style-name="Textbody">A gramática do nosso compilador foi assim definida:</text:p>
      <text:p text:style-name="Textbody">token<text:tab/><text:s/>=<text:tab/><text:s/>&lt;inteiro&gt; ::= [0-9]+</text:p>
      <text:p text:style-name="Textbody"><text:tab/><text:tab/>&lt;flutuante&gt; ::= [0-9]+ ou [0-9]+.[0-9]+</text:p>
      <text:p text:style-name="Textbody"><text:tab/><text:tab/>&lt;banana&gt; ::= "[^"]*"<text:tab/></text:p>
      <text:p text:style-name="Textbody"><text:tab/><text:tab/>[A-Za-z]+ ::= [0-9]+ ou <text:s/>[0-9]+.[0-9]+ ou "[^"]*"</text:p>
      <text:p text:style-name="Textbody"><text:tab/><text:tab/>&lt;se&gt; (expr) {token}</text:p>
      <text:p text:style-name="Textbody"><text:tab/><text:tab/>&lt;se&gt; (expr) &lt;senao&gt; {token}</text:p>
      <text:p text:style-name="Textbody"><text:tab/><text:tab/>&lt;enquanto&gt; (expr) {token}</text:p>
      <text:p text:style-name="Textbody"><text:tab/><text:tab/>&lt;para&gt; (exprPara) {token}</text:p>
      <text:p text:style-name="Textbody"><text:tab/><text:tab/>ø</text:p>
      <text:p text:style-name="Textbody">expr<text:tab/>=<text:tab/>variável == variável</text:p>
      <text:p text:style-name="Textbody"><text:tab/><text:tab/>variável != variável</text:p>
      <text:p text:style-name="Textbody"><text:tab/><text:tab/>variável &gt;= variável</text:p>
      <text:p text:style-name="Textbody"><text:tab/><text:tab/>variável =&lt; variável</text:p>
      <text:p text:style-name="Textbody"><text:tab/><text:tab/>variável &gt; variável</text:p>
      <text:p text:style-name="Textbody"><text:tab/><text:tab/>variável &lt; variável</text:p>
      <text:p text:style-name="Textbody">exprPara =<text:s/><text:tab/>&lt;inteiro&gt; variavel, variavel &lt; [0-9]+, variavel++<text:s/><text:tab/></text:p>
      <text:p text:style-name="Textbody">variável <text:s/>=<text:tab/>[A-Za-z0-9]</text:p>
      <text:p text:style-name="Textbody"/>
      <text:h text:style-name="Título2" text:outline-level="2">Token inteiro:</text:h>
      <text:p text:style-name="Textbody">Representa um valor int positivo de 16-bits. Recebe números de até 2,147,483,647. Pode ser apenas declarado ou declarado e inicializado.</text:p>
      <text:p text:style-name="Textbody">Apenas declaração:</text:p>
      <text:p text:style-name="Textbody">inteiro x;</text:p>
      <text:p text:style-name="Textbody">Declaração e inicialização:</text:p>
      <text:p text:style-name="Textbody">inteiro x = 99;</text:p>
      <text:p text:style-name="Textbody">OBS. O token deve ser grafado<text:s/>corretamente e é necessário ter um espaço entre o token e a variável (neste exemplo, usamos a variável x). Além disso, deve-se terminar com o ponto e vírgula (;).</text:p>
      <text:p text:style-name="Textbody"/>
      <text:h text:style-name="Título2" text:outline-level="2">Token flutuante:</text:h>
      <text:p text:style-name="Textbody">Representa um valor inteiro ou float (decimal, ou seja, com ponto flutuante) positivo de até 3.4×10^38. Pode ser apenas declarado ou declarado e inicializado.</text:p>
      <text:p text:style-name="Textbody">Apenas declaração:</text:p>
      <text:p text:style-name="Textbody">flutuante y;</text:p>
      <text:p text:style-name="Textbody">Declaração e inicialização (com ponto flutuante):</text:p>
      <text:p text:style-name="Textbody">flutuante y = 9.9; <text:s/></text:p>
      <text:p text:style-name="Textbody">Declaração e inicialização (sem ponto flutuante):</text:p>
      <text:p text:style-name="Textbody">flutuante y = 9;</text:p>
      <text:p text:style-name="Textbody"/>
      <text:p text:style-name="Textbody">OBS. O token deve ser grafado corretamente e é necessário ter um espaço entre o token e a variável (neste exemplo, usamos a variável y). Além disso, deve-se terminar com o ponto e vírgula (;).</text:p>
      <text:p text:style-name="Textbody"/>
      <text:h text:style-name="Título2" text:outline-level="2">Token banana:</text:h>
      <text:p text:style-name="Textbody">Representa uma string. Pode ser apenas declarado ou declarado e inicializado.</text:p>
      <text:p text:style-name="Textbody">Apenas declaração:</text:p>
      <text:p text:style-name="Textbody">banana y;</text:p>
      <text:p text:style-name="Textbody">Declaração e inicialização:</text:p>
      <text:p text:style-name="Textbody">banana y = “compiladores123”;</text:p>
      <text:p text:style-name="Textbody">OBS. O token deve ser grafado corretamente<text:s/>e é necessário ter um espaço entre o token e a variável (neste exemplo, usamos a variável z). Além disso, deve-se terminar com o ponto e vírgula (;).</text:p>
      <text:p text:style-name="Textbody"/>
      <text:h text:style-name="Título2" text:outline-level="2">Inicialização de variáveis já declaradas:</text:h>
      <text:p text:style-name="Textbody">Pode-se inicializar variáveis já declaradas. Considerando x, y e z,<text:s/>respectivamente, inteiro, flutuante e banana:</text:p>
      <text:p text:style-name="Textbody">x = 1;</text:p>
      <text:p text:style-name="Textbody">y = 2; ou y = 1.2;</text:p>
      <text:p text:style-name="Textbody">z =<text:s/>“olá mundo”;</text:p>
      <text:p text:style-name="Textbody"/>
      <text:p text:style-name="Textbody"/>
      <text:h text:style-name="Título2" text:outline-level="2">Tokens se e se senão:</text:h>
      <text:p text:style-name="Textbody">No token se é<text:s/>necessária uma expressão<text:s/>entre parênteses e depois chaves com outro token.<text:s/>No se<text:s/>senão, após as chaves há o senão e depois outras chaves com outro token.</text:p>
      <text:p text:style-name="Textbody"/>
      <text:h text:style-name="Título2" text:outline-level="2">Token enquanto:</text:h>
      <text:p text:style-name="Textbody">No token enquanto é necessário uma expressão entre parênteses e depois chaves com outro token.</text:p>
      <text:p text:style-name="Textbody"/>
      <text:h text:style-name="Título2" text:outline-level="2">Token para:</text:h>
      <text:p text:style-name="Textbody">No token para é necessário uma expressão específica entre parênteses e depois chaves com outro tok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Igor Malaquias Damorim - 12722122087</dc:creator>
    <meta:creation-date>2024-11-16T17:28:00Z</meta:creation-date>
    <dc:date>2024-11-20T19:15:00Z</dc:date>
    <meta:template xlink:href="Normal" xlink:type="simple"/>
    <meta:editing-cycles>7</meta:editing-cycles>
    <meta:editing-duration>PT18420S</meta:editing-duration>
    <meta:document-statistic meta:page-count="1" meta:paragraph-count="5" meta:word-count="397" meta:character-count="2540" meta:row-count="17" meta:non-whitespace-character-count="2148"/>
  </office:meta>
</office:document-meta>
</file>